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Trebuchet MS" svg:font-family="'Trebuchet MS', Helvetica, Arial, sans-serif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style:writing-mode="page"/>
    </style:style>
    <style:style style:name="P1" style:family="paragraph" style:parent-style-name="Footnote">
      <style:paragraph-properties fo:margin-left="0cm" fo:margin-right="0cm" fo:text-indent="0cm" style:auto-text-indent="false"/>
      <style:text-properties style:font-name="Liberation Sans" fo:font-size="12pt" style:font-size-asian="12pt" style:font-size-complex="12pt"/>
    </style:style>
    <style:style style:name="P2" style:family="paragraph" style:parent-style-name="Standard">
      <style:text-properties officeooo:paragraph-rsid="001cb572"/>
    </style:style>
    <style:style style:name="P3" style:family="paragraph" style:parent-style-name="Standard">
      <style:text-properties style:font-name="Liberation Sans" officeooo:rsid="001c1ea9" officeooo:paragraph-rsid="001c1ea9"/>
    </style:style>
    <style:style style:name="P4" style:family="paragraph" style:parent-style-name="Standard">
      <style:text-properties style:font-name="Liberation Sans" officeooo:rsid="001b8702" officeooo:paragraph-rsid="001b8702"/>
    </style:style>
    <style:style style:name="P5" style:family="paragraph" style:parent-style-name="Standard">
      <style:text-properties style:font-name="Liberation Sans" officeooo:paragraph-rsid="001b8e41"/>
    </style:style>
    <style:style style:name="P6" style:family="paragraph" style:parent-style-name="Standard">
      <style:text-properties style:font-name="Liberation Sans" officeooo:paragraph-rsid="001c1ea9"/>
    </style:style>
    <style:style style:name="P7" style:family="paragraph" style:parent-style-name="Standard">
      <style:text-properties style:font-name="Liberation Sans" officeooo:rsid="001b8e41" officeooo:paragraph-rsid="001b8e41"/>
    </style:style>
    <style:style style:name="P8" style:family="paragraph" style:parent-style-name="Standard">
      <style:text-properties style:font-name="Liberation Sans" fo:font-size="12pt" officeooo:rsid="001b8702" officeooo:paragraph-rsid="001b8702" style:font-size-asian="12pt" style:font-size-complex="12pt"/>
    </style:style>
    <style:style style:name="P9" style:family="paragraph" style:parent-style-name="Standard">
      <style:text-properties style:font-name="Liberation Sans" style:text-underline-style="solid" style:text-underline-width="auto" style:text-underline-color="font-color" fo:font-weight="bold" officeooo:rsid="001c1ea9" officeooo:paragraph-rsid="001c1ea9" style:font-weight-asian="bold" style:font-weight-complex="bold"/>
    </style:style>
    <style:style style:name="P10" style:family="paragraph" style:parent-style-name="Standard">
      <style:text-properties style:font-name="Liberation Sans" officeooo:rsid="001e0d23" officeooo:paragraph-rsid="001e0d23"/>
    </style:style>
    <style:style style:name="P11" style:family="paragraph" style:parent-style-name="Standard">
      <style:text-properties officeooo:paragraph-rsid="0024367c"/>
    </style:style>
    <style:style style:name="P12" style:family="paragraph" style:parent-style-name="Table_20_Contents">
      <style:text-properties style:font-name="Liberation Sans" fo:font-size="12pt" style:font-size-asian="12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font-name="Liberation Sans" fo:font-size="12pt" officeooo:rsid="001b8702" officeooo:paragraph-rsid="001b8702" style:font-size-asian="12pt" style:font-size-complex="12pt"/>
    </style:style>
    <style:style style:name="P14" style:family="paragraph" style:parent-style-name="Table_20_Contents">
      <style:text-properties style:font-name="Liberation Sans" fo:font-size="12pt" officeooo:rsid="001b8702" officeooo:paragraph-rsid="001b8702" style:font-size-asian="12pt" style:font-size-complex="12pt"/>
    </style:style>
    <style:style style:name="P15" style:family="paragraph" style:parent-style-name="Table_20_Contents">
      <style:text-properties style:font-name="Liberation Sans" fo:font-size="12pt" officeooo:rsid="001b8e41" officeooo:paragraph-rsid="001b8e41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Liberation Sans" fo:font-size="12pt" officeooo:rsid="001b8e41" officeooo:paragraph-rsid="001b8e41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" fo:font-size="12pt" officeooo:rsid="001b8e41" officeooo:paragraph-rsid="001b8702" style:font-size-asian="12pt" style:font-size-complex="12pt"/>
    </style:style>
    <style:style style:name="P18" style:family="paragraph" style:parent-style-name="Table_20_Contents">
      <style:text-properties style:font-name="Liberation Sans" fo:font-size="12pt" officeooo:rsid="001b8e41" officeooo:paragraph-rsid="00200236" style:font-size-asian="12pt" style:font-size-complex="12pt"/>
    </style:style>
    <style:style style:name="P19" style:family="paragraph" style:parent-style-name="Table_20_Contents">
      <style:text-properties style:font-name="Liberation Sans" fo:font-size="12pt" officeooo:rsid="001c1ea9" officeooo:paragraph-rsid="001c1ea9" style:font-size-asian="12pt" style:font-size-complex="12pt"/>
    </style:style>
    <style:style style:name="P20" style:family="paragraph" style:parent-style-name="Table_20_Contents">
      <style:text-properties style:font-name="Liberation Sans" fo:font-size="12pt" officeooo:rsid="001f8233" officeooo:paragraph-rsid="001f8233" style:font-size-asian="12pt" style:font-size-complex="12pt"/>
    </style:style>
    <style:style style:name="P21" style:family="paragraph" style:parent-style-name="Table_20_Contents">
      <style:text-properties style:font-name="Liberation Sans" fo:font-size="12pt" officeooo:rsid="00223fc6" officeooo:paragraph-rsid="00223fc6" style:font-size-asian="12pt" style:font-size-complex="12pt"/>
    </style:style>
    <style:style style:name="P22" style:family="paragraph" style:parent-style-name="Standard" style:list-style-name="L1">
      <style:text-properties officeooo:paragraph-rsid="001cb572"/>
    </style:style>
    <style:style style:name="P23" style:family="paragraph" style:parent-style-name="Standard" style:list-style-name="L1">
      <style:text-properties style:font-name="Liberation Sans" officeooo:rsid="001cb572" officeooo:paragraph-rsid="001cb572"/>
    </style:style>
    <style:style style:name="P24" style:family="paragraph" style:parent-style-name="Standard">
      <style:text-properties style:font-name="Liberation Sans" officeooo:rsid="0025a972" officeooo:paragraph-rsid="0024367c"/>
    </style:style>
    <style:style style:name="P25" style:family="paragraph" style:parent-style-name="Standard">
      <style:text-properties officeooo:paragraph-rsid="0025a972"/>
    </style:style>
    <style:style style:name="P26" style:family="paragraph" style:parent-style-name="Standard">
      <style:text-properties officeooo:paragraph-rsid="0027851e"/>
    </style:style>
    <style:style style:name="T1" style:family="text">
      <style:text-properties officeooo:rsid="001b8e41"/>
    </style:style>
    <style:style style:name="T2" style:family="text">
      <style:text-properties officeooo:rsid="001c1ea9"/>
    </style:style>
    <style:style style:name="T3" style:family="text">
      <style:text-properties officeooo:rsid="001cb572"/>
    </style:style>
    <style:style style:name="T4" style:family="text">
      <style:text-properties officeooo:rsid="001e0d23"/>
    </style:style>
    <style:style style:name="T5" style:family="text">
      <style:text-properties style:font-name="Liberation Sans"/>
    </style:style>
    <style:style style:name="T6" style:family="text">
      <style:text-properties style:font-name="Liberation Sans" officeooo:rsid="001cb572"/>
    </style:style>
    <style:style style:name="T7" style:family="text">
      <style:text-properties style:font-name="Liberation Sans" officeooo:rsid="001e0d23"/>
    </style:style>
    <style:style style:name="T8" style:family="text">
      <style:text-properties style:font-name="Liberation Sans" officeooo:rsid="001f8233"/>
    </style:style>
    <style:style style:name="T9" style:family="text">
      <style:text-properties style:font-name="Liberation Sans" officeooo:rsid="00200236"/>
    </style:style>
    <style:style style:name="T10" style:family="text">
      <style:text-properties style:font-name="Liberation Sans" officeooo:rsid="0024367c"/>
    </style:style>
    <style:style style:name="T11" style:family="text">
      <style:text-properties style:font-name="Liberation Sans" officeooo:rsid="0025a972"/>
    </style:style>
    <style:style style:name="T12" style:family="text">
      <style:text-properties style:font-name="Liberation Sans" officeooo:rsid="0027851e"/>
    </style:style>
    <style:style style:name="T13" style:family="text">
      <style:text-properties officeooo:rsid="00200236"/>
    </style:style>
    <style:style style:name="T14" style:family="text">
      <style:text-properties officeooo:rsid="00223fc6"/>
    </style:style>
    <style:style style:name="T15" style:family="text">
      <style:text-properties fo:font-variant="normal" fo:text-transform="none" fo:color="#105289" style:text-line-through-style="none" style:text-line-through-type="none" style:font-name="Trebuchet MS" fo:letter-spacing="normal" fo:font-style="normal" style:text-underline-style="none" fo:font-weight="normal" style:text-blinking="false" fo:background-color="transparent" loext:char-shading-value="0"/>
    </style:style>
    <style:style style:name="T16" style:family="text">
      <style:text-properties fo:font-variant="normal" fo:text-transform="none" fo:color="#105289" style:text-line-through-style="none" style:text-line-through-type="none" style:font-name="Trebuchet MS" fo:letter-spacing="normal" fo:font-style="normal" style:text-underline-style="none" fo:font-weight="normal" officeooo:rsid="0027851e" style:text-blinking="false" fo:background-color="transparent" loext:char-shading-value="0"/>
    </style:style>
    <style:style style:name="T17" style:family="text">
      <style:text-properties fo:font-variant="normal" fo:text-transform="none" fo:color="#4c5d77" style:font-name="Liberation Sans" fo:letter-spacing="normal"/>
    </style:style>
    <style:style style:name="T18" style:family="text">
      <style:text-properties fo:font-variant="normal" fo:text-transform="none" fo:color="#4c5d77" style:font-name="Liberation Sans" fo:letter-spacing="normal" officeooo:rsid="0027851e"/>
    </style:style>
    <style:style style:name="T19" style:family="text">
      <style:text-properties fo:font-variant="normal" fo:text-transform="none" fo:color="#4c5d77" style:text-line-through-style="none" style:text-line-through-type="none" style:font-name="Liberation Sans" fo:letter-spacing="normal" fo:font-style="normal" style:text-underline-style="none" fo:font-weight="normal" style:text-blinking="false" fo:background-color="transparent" loext:char-shading-value="0"/>
    </style:style>
    <style:style style:name="T20" style:family="text">
      <style:text-properties fo:font-variant="normal" fo:text-transform="none" fo:color="#4c5d77" style:text-line-through-style="none" style:text-line-through-type="none" style:font-name="Liberation Sans" fo:letter-spacing="normal" fo:font-style="normal" style:text-underline-style="none" fo:font-weight="normal" officeooo:rsid="0027851e" style:text-blinking="false" fo:background-color="transparent" loext:char-shading-value="0"/>
    </style:style>
    <style:style style:name="T21" style:family="text">
      <style:text-properties officeooo:rsid="0028a80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>
        <text:changed-region xml:id="ct105553127446384" text:id="ct105553127446384">
          <text:insertion>
            <office:change-info>
              <dc:creator>Unknown Author</dc:creator>
              <dc:date>2020-05-02T16:29:44</dc:date>
            </office:change-info>
          </text:insertion>
        </text:changed-region>
        <text:changed-region xml:id="ct105553127487072" text:id="ct105553127487072">
          <text:insertion>
            <office:change-info>
              <dc:creator>Unknown Author</dc:creator>
              <dc:date>2020-05-02T16:24:15</dc:date>
            </office:change-info>
          </text:insertion>
        </text:changed-region>
        <text:changed-region xml:id="ct105553127789488" text:id="ct105553127789488">
          <text:insertion>
            <office:change-info>
              <dc:creator>Unknown Author</dc:creator>
              <dc:date>2020-05-02T16:25:00</dc:date>
            </office:change-info>
          </text:insertion>
        </text:changed-region>
        <text:changed-region xml:id="ct105553127328816" text:id="ct105553127328816">
          <text:insertion>
            <office:change-info>
              <dc:creator>Unknown Author</dc:creator>
              <dc:date>2020-05-02T16:26:25</dc:date>
            </office:change-info>
          </text:insertion>
        </text:changed-region>
        <text:changed-region xml:id="ct105553127657936" text:id="ct105553127657936">
          <text:insertion>
            <office:change-info>
              <dc:creator>Unknown Author</dc:creator>
              <dc:date>2020-05-02T16:27:03</dc:date>
            </office:change-info>
          </text:insertion>
        </text:changed-region>
        <text:changed-region xml:id="ct105553127660576" text:id="ct105553127660576">
          <text:insertion>
            <office:change-info>
              <dc:creator>Unknown Author</dc:creator>
              <dc:date>2020-05-02T16:26:25</dc:date>
            </office:change-info>
          </text:insertion>
        </text:changed-region>
        <text:changed-region xml:id="ct105553127736736" text:id="ct105553127736736">
          <text:insertion>
            <office:change-info>
              <dc:creator>Unknown Author</dc:creator>
              <dc:date>2020-05-02T16:28:34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Wimborne Model Town River System Graphical User interface<text:change-start text:change-id="ct105553127446384"/> – <text:span text:style-name="T21">Key needs</text:span><text:change-end text:change-id="ct105553127446384"/></text:p>
      <text:p text:style-name="P4"/>
      <text:p text:style-name="P7">A <text:s/>graphical display is required to show visitors to Wimborne Model Town information about the River System.</text:p>
      <text:p text:style-name="P5"/>
      <text:p text:style-name="P3">The display must be informative and intuitive providing the visitor with an appreciation of the workings and status of the river system without overwhelming them with technical detail.</text:p>
      <text:p text:style-name="P6"/>
      <text:p text:style-name="P6"><text:span text:style-name="T2">Raw data on the status of the river system is obtained from probes that interface to a federated computer system (Raspberry Pis) that automatically controls pumps and valves to maintain the river water level within predefined bounds.</text:span></text:p>
      <text:p text:style-name="P6"/>
      <text:p text:style-name="P2"><text:span text:style-name="T6">The raw data is collected </text:span><text:span text:style-name="T7">in </text:span><text:span text:style-name="T6">and made available to the computer system, including the graphical display, </text:span><text:span text:style-name="T7">from</text:span><text:span text:style-name="T6"> a database. </text:span><text:span text:style-name="T8">Information derived from this data </text:span><text:span text:style-name="T9">will be shown on the graphical display as</text:span><text:span text:style-name="T8"> animated icons </text:span><text:span text:style-name="T9">overlaid </text:span><text:span text:style-name="T8">on a </text:span><text:span text:style-name="T9">map of the Model Town</text:span></text:p>
      <text:p text:style-name="P6"/>
      <text:p text:style-name="P3"><text:span text:style-name="T3">As part of the graphical display project w</text:span>hat <text:span text:style-name="T3">we need from the students of Canford School are:</text:span></text:p>
      <text:p text:style-name="P3"/>
      <text:list xml:id="list263789456" text:style-name="L1">
        <text:list-item>
          <text:p text:style-name="P23">A<text:span text:style-name="T14">n attractive,</text:span> simplified <text:span text:style-name="T14">and</text:span> stylised map of the river and water storage system.</text:p>
        </text:list-item>
        <text:list-item>
          <text:p text:style-name="P22"><text:span text:style-name="T6">Animated icons </text:span><text:span text:style-name="T9">plus numerical valve for the quantity being displayed</text:span><text:span text:style-name="T6">. </text:span><text:span text:style-name="T7">More than one icon of any one type is required on the map.</text:span></text:p>
        </text:list-item>
      </text:list>
      <text:p text:style-name="P4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3">Icon<text:note text:id="ftn1" text:note-class="footnote"><text:note-citation>1</text:note-citation><text:note-body><text:p text:style-name="P10"><text:tab/>The icon need to give the viewer a cue on what is being displayed and the status of that data.</text:p></text:note-body></text:note></text:p>
          </table:table-cell>
          <table:table-cell table:style-name="Table1.A1" office:value-type="string">
            <text:p text:style-name="P17">Measured quantity range</text:p>
          </table:table-cell>
          <table:table-cell table:style-name="Table1.A1" office:value-type="string">
            <text:p text:style-name="P16">Measured quantity units</text:p>
          </table:table-cell>
          <table:table-cell table:style-name="Table1.A1" office:value-type="string">
            <text:p text:style-name="P16">Comment</text:p>
          </table:table-cell>
        </table:table-row>
        <table:table-row>
          <table:table-cell table:style-name="Table1.A1" office:value-type="string">
            <text:p text:style-name="P8">Water flow direction and rate</text:p>
          </table:table-cell>
          <table:table-cell table:style-name="Table1.A1" office:value-type="string">
            <text:p text:style-name="P14">Forwa<text:span text:style-name="T1">r</text:span>d / reverse</text:p>
            <text:p text:style-name="P14">0 to 100%</text:p>
          </table:table-cell>
          <table:table-cell table:style-name="Table1.A1" office:value-type="string">
            <text:p text:style-name="P15">Litres per second</text:p>
            <text:p text:style-name="P15"><text:span text:style-name="T13">Units need to be s</text:span>calable</text:p>
          </table:table-cell>
          <table:table-cell table:style-name="Table1.A1" office:value-type="string">
            <text:p text:style-name="P15">Maximum flow rate depends on location of probe to S/W need to accommodate this</text:p>
          </table:table-cell>
        </table:table-row>
        <table:table-row>
          <table:table-cell table:style-name="Table1.A1" office:value-type="string">
            <text:p text:style-name="P8">Water level</text:p>
          </table:table-cell>
          <table:table-cell table:style-name="Table1.A1" office:value-type="string">
            <text:p text:style-name="P15">0 to 100<text:span text:style-name="T14">0</text:span> <text:span text:style-name="T4">mm</text:span></text:p>
          </table:table-cell>
          <table:table-cell table:style-name="Table1.A1" office:value-type="string">
            <text:p text:style-name="P15">Litres<text:note text:id="ftn2" text:note-class="footnote"><text:note-citation>2</text:note-citation><text:note-body><text:p text:style-name="P1"><text:tab/><text:span text:style-name="T4">Water level is measured by probes capable of measuring from 0mm to 1000mm in 25mm steps, the probes are inserted in containers of varying sizes. <text:s/>The calculation of the number of litres in each container will be carried out elsewhere and stored in the database.</text:span></text:p></text:note-body></text:note></text:p>
            <text:p text:style-name="P18"><text:span text:style-name="T13">Units need to be s</text:span>calable</text:p>
          </table:table-cell>
          <table:table-cell table:style-name="Table1.A1" office:value-type="string">
            <text:p text:style-name="P15">Maximum water level depends on location of probe to S/W need to accommodate this</text:p>
          </table:table-cell>
        </table:table-row>
        <table:table-row>
          <table:table-cell table:style-name="Table1.A1" office:value-type="string">
            <text:p text:style-name="P8">Water valve status</text:p>
          </table:table-cell>
          <table:table-cell table:style-name="Table1.A1" office:value-type="string">
            <text:p text:style-name="P15">Fully closed to fully open</text:p>
          </table:table-cell>
          <table:table-cell table:style-name="Table1.A1" office:value-type="string">
            <text:p text:style-name="P15">25% steps</text:p>
          </table:table-cell>
          <table:table-cell table:style-name="Table1.A1" office:value-type="string">
            <text:p text:style-name="P21">The Valves can actually do increments of 1%.</text:p>
          </table:table-cell>
        </table:table-row>
        <table:table-row>
          <table:table-cell table:style-name="Table1.A1" office:value-type="string">
            <text:p text:style-name="P8">Pump speed</text:p>
          </table:table-cell>
          <table:table-cell table:style-name="Table1.A1" office:value-type="string">
            <text:p text:style-name="P15">Off to fully on</text:p>
          </table:table-cell>
          <table:table-cell table:style-name="Table1.A1" office:value-type="string">
            <text:p text:style-name="P15">10% steps</text:p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1" office:value-type="string">
            <text:p text:style-name="P8">Max/min float switch</text:p>
          </table:table-cell>
          <table:table-cell table:style-name="Table1.A1" office:value-type="string">
            <text:p text:style-name="P15">3 states Max / Intermediate/Min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1" office:value-type="string">
            <text:p text:style-name="P19">Amount of water in river system</text:p>
          </table:table-cell>
          <table:table-cell table:style-name="Table1.A1" office:value-type="string">
            <text:p text:style-name="P20">0 to 20,000 litres</text:p>
          </table:table-cell>
          <table:table-cell table:style-name="Table1.A1" office:value-type="string">
            <text:p text:style-name="P20">Litres</text:p>
            <text:p text:style-name="P18"><text:span text:style-name="T13">Units need to be s</text:span>calable</text:p>
          </table:table-cell>
          <table:table-cell table:style-name="Table1.A1" office:value-type="string">
            <text:p text:style-name="P21">I assume this will be calculated elsewhere and read from the database.</text:p>
          </table:table-cell>
        </table:table-row>
        <table:table-row>
          <table:table-cell table:style-name="Table1.A1" office:value-type="string">
            <text:p text:style-name="P19">Amount of water in storage</text:p>
          </table:table-cell>
          <table:table-cell table:style-name="Table1.A1" office:value-type="string">
            <text:p text:style-name="P20">0 to 10,000 litres</text:p>
          </table:table-cell>
          <table:table-cell table:style-name="Table1.A1" office:value-type="string">
            <text:p text:style-name="P20">Litres</text:p>
            <text:p text:style-name="P18"><text:span text:style-name="T13">Units need to be s</text:span>calable</text:p>
          </table:table-cell>
          <table:table-cell table:style-name="Table1.A1" office:value-type="string">
            <text:p text:style-name="P21">Ditto</text:p>
          </table:table-cell>
        </table:table-row>
      </table:table>
      <text:p text:style-name="P11"><text:soft-page-break/><text:span text:style-name="T10">As detailed in the full Requirement Specification (</text:span>WMT_River_System_GUI_Reqs_Iss_1.0<text:span text:style-name="T10">), the </text:span><text:span text:style-name="T11">features</text:span><text:span text:style-name="T10"> described above is required to be presented as a web site </text:span><text:span text:style-name="T11">served to users from a pre-existing Webserver at the Wimborne Model Town.</text:span></text:p>
      <text:p text:style-name="P24"/>
      <text:p text:style-name="P25"><text:span text:style-name="T11">In order to maximise maintainability, the </text:span><text:span text:style-name="T10">s</text:span><text:span text:style-name="T11">oftware</text:span><text:span text:style-name="T10"> </text:span><text:span text:style-name="T11">to provide the data to be displayed with the animated icons is required to be written using the Flask micro-framework which uses the Python Programming language to retrieve and process the data.</text:span><text:change-start text:change-id="ct105553127487072"/></text:p>
      <text:p text:style-name="P25"><text:span text:style-name="T11"/></text:p>
      <text:p text:style-name="P26"><text:span text:style-name="T11">P</text:span><text:span text:style-name="T12">revious work done by Canford School students on the Water Sustainab</text:span><text:change-end text:change-id="ct105553127487072"/><text:change-start text:change-id="ct105553127789488"/><text:span text:style-name="T12">ility programme, which the GUI is part of, can be found at: wmtprojectsforum.altervista.org under the </text:span><text:change-end text:change-id="ct105553127789488"/><text:change-start text:change-id="ct105553127328816"/><text:a xlink:type="simple" xlink:href="https://wmtprojectsforum.altervista.org/forum/viewforum.php?f=3&amp;sid=7e62e055775a69844240436879b4817e" text:style-name="Internet_20_link" text:visited-style-name="Visited_20_Internet_20_Link"><text:span text:style-name="T15">WMT River System</text:span></text:a><text:span text:style-name="T19">/</text:span><text:change-end text:change-id="ct105553127328816"/><text:change-start text:change-id="ct105553127657936"/><text:a xlink:type="simple" xlink:href="https://wmtprojectsforum.altervista.org/forum/viewforum.php?f=17" text:style-name="Internet_20_link" text:visited-style-name="Visited_20_Internet_20_Link"><text:span text:style-name="T16">Canford School Projects</text:span></text:a><text:span text:style-name="T20"> </text:span><text:change-end text:change-id="ct105553127657936"/><text:change-start text:change-id="ct105553127660576"/><text:span text:style-name="T18">topic</text:span><text:change-end text:change-id="ct105553127660576"/><text:change-start text:change-id="ct105553127736736"/><text:span text:style-name="T18">.</text:span><text:change-end text:change-id="ct105553127736736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Trebuchet MS" svg:font-family="'Trebuchet MS', Helvetica, Arial, sans-serif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5-01T10:21:54.311936782</meta:creation-date>
    <dc:date>2020-05-02T16:29:55.276707250</dc:date>
    <meta:editing-duration>PT35M42S</meta:editing-duration>
    <meta:editing-cycles>6</meta:editing-cycles>
    <meta:generator>LibreOffice_Vanilla/6.4.3.5$MacOSX_X86_64 LibreOffice_project/4db9852e73d9e9d662fc8a2783bace79addf1805</meta:generator>
    <meta:document-statistic meta:table-count="1" meta:image-count="0" meta:object-count="0" meta:page-count="2" meta:paragraph-count="47" meta:word-count="503" meta:character-count="2978" meta:non-whitespace-character-count="2519"/>
  </office:meta>
</office:document-meta>
</file>